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orphans="2" fo:widows="2"/>
    </style:style>
    <style:style style:name="P4" style:family="paragraph" style:parent-style-name="Preformatted_20_Text">
      <style:paragraph-properties fo:orphans="2" fo:widows="2"/>
      <style:text-properties officeooo:rsid="001903cf" officeooo:paragraph-rsid="001903cf"/>
    </style:style>
    <style:style style:name="P5" style:family="paragraph" style:parent-style-name="Preformatted_20_Text">
      <style:text-properties fo:font-size="16pt" fo:font-weight="bold" officeooo:rsid="001903cf" officeooo:paragraph-rsid="001903cf" style:font-size-asian="16pt" style:font-weight-asian="bold" style:font-size-complex="16pt" style:font-weight-complex="bold"/>
    </style:style>
    <style:style style:name="P6" style:family="paragraph" style:parent-style-name="Preformatted_20_Text">
      <style:paragraph-properties fo:orphans="2" fo:widows="2"/>
      <style:text-properties fo:font-size="16pt" fo:font-weight="bold" officeooo:rsid="001903cf" officeooo:paragraph-rsid="001903cf" style:font-size-asian="16pt" style:font-weight-asian="bold" style:font-size-complex="16pt" style:font-weight-complex="bold"/>
    </style:style>
    <style:style style:name="P7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/>
    </style:style>
    <style:style style:name="T1" style:family="text">
      <style:text-properties fo:font-style="normal" fo:font-weight="normal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NSERTING INTO STUDENT TABLE:</text:p>
      <text:p text:style-name="P3"/>
      <text:p text:style-name="P1">INSERT INTO student</text:p>
      <text:p text:style-name="P2"><text:s text:c="8"/><text:span text:style-name="T1">(stdNo, stdFirstName, stdLastName, stdCity,</text:span></text:p>
      <text:p text:style-name="P2"><text:s text:c="9"/><text:span text:style-name="T1">stdState, stdMajor, stdClass, stdGPA, stdZip)</text:span></text:p>
      <text:p text:style-name="P2"><text:s text:c="8"/><text:span text:style-name="T1">VALUES ('123-45-6789','HOMER','WELLS','SEATTLE','WA','IS','FR',3.00,'98121-1111');</text:span></text:p>
      <text:p text:style-name="P3"/>
      <text:p text:style-name="P3"/>
      <text:p text:style-name="P1">INSERT INTO student</text:p>
      <text:p text:style-name="P2"><text:s text:c="8"/><text:span text:style-name="T1">(stdNo, stdFirstName, stdLastName, stdCity,</text:span></text:p>
      <text:p text:style-name="P2"><text:s text:c="9"/><text:span text:style-name="T1">stdState, stdMajor, stdClass, stdGPA, stdZip)</text:span></text:p>
      <text:p text:style-name="P2"><text:s text:c="8"/><text:span text:style-name="T1">VALUES ('124-56-7890','BOB','NORBERT','BOTHELL','WA','FIN','JR',2.70,'98011-2121');</text:span></text:p>
      <text:p text:style-name="P3"/>
      <text:p text:style-name="P1">INSERT INTO student</text:p>
      <text:p text:style-name="P2"><text:s text:c="8"/><text:span text:style-name="T1">(stdNo, stdFirstName, stdLastName, stdCity,</text:span></text:p>
      <text:p text:style-name="P2"><text:s text:c="9"/><text:span text:style-name="T1">stdState, stdMajor, stdClass, stdGPA, stdZip)</text:span></text:p>
      <text:p text:style-name="P2"><text:s text:c="8"/><text:span text:style-name="T1">VALUES ('234-56-7890','CANDY','KENDALL','TACOMA','WA','ACCT','JR',3.50,'99042-3321');</text:span></text:p>
      <text:p text:style-name="P3"/>
      <text:p text:style-name="P1">INSERT INTO student</text:p>
      <text:p text:style-name="P2"><text:s text:c="8"/><text:span text:style-name="T1">(stdNo, stdFirstName, stdLastName, stdCity,</text:span></text:p>
      <text:p text:style-name="P2"><text:s text:c="9"/><text:span text:style-name="T1">stdState, stdMajor, stdClass, stdGPA, stdZip)</text:span></text:p>
      <text:p text:style-name="P2"><text:s text:c="8"/><text:span text:style-name="T1">VALUES ('345-67-8901','WALLY','KENDALL','SEATTLE','WA','IS','SR',2.80,'98123-1141');</text:span></text:p>
      <text:p text:style-name="P3"/>
      <text:p text:style-name="P1">INSERT INTO student</text:p>
      <text:p text:style-name="P2"><text:s text:c="8"/><text:span text:style-name="T1">(stdNo, stdFirstName, stdLastName, stdCity,</text:span></text:p>
      <text:p text:style-name="P2"><text:s text:c="9"/><text:span text:style-name="T1">stdState, stdMajor, stdClass, stdGPA, stdZip)</text:span></text:p>
      <text:p text:style-name="P2"><text:s text:c="8"/><text:span text:style-name="T1">VALUES ('456-78-9012','JOE','ESTRADA','SEATTLE','WA','FIN','SR',3.20,'98121-2333');</text:span></text:p>
      <text:p text:style-name="P3"/>
      <text:p text:style-name="P1">INSERT INTO student</text:p>
      <text:p text:style-name="P2"><text:s text:c="8"/><text:span text:style-name="T1">(stdNo, stdFirstName, stdLastName, stdCity,</text:span></text:p>
      <text:p text:style-name="P2"><text:s text:c="9"/><text:span text:style-name="T1">stdState, stdMajor, stdClass, stdGPA, stdZip)</text:span></text:p>
      <text:p text:style-name="P2"><text:s text:c="8"/><text:span text:style-name="T1">VALUES ('567-89-0123','MARIAH','DODGE','SEATTLE','WA','IS','JR',3.60,'98114-0021');</text:span></text:p>
      <text:p text:style-name="P3"/>
      <text:p text:style-name="P1">INSERT INTO student</text:p>
      <text:p text:style-name="P2"><text:s text:c="8"/><text:span text:style-name="T1">(stdNo, stdFirstName, stdLastName, stdCity,</text:span></text:p>
      <text:p text:style-name="P2"><text:s text:c="9"/><text:span text:style-name="T1">stdState, stdMajor, stdClass, stdGPA, stdZip)</text:span></text:p>
      <text:p text:style-name="P2"><text:s text:c="8"/><text:span text:style-name="T1">VALUES ('678-90-1234','TESS','DODGE','REDMOND','WA','ACCT','SO',3.30,'98116-2344');</text:span></text:p>
      <text:p text:style-name="P3"/>
      <text:p text:style-name="P1">INSERT INTO student</text:p>
      <text:p text:style-name="P2"><text:s text:c="8"/><text:span text:style-name="T1">(stdNo, stdFirstName, stdLastName, stdCity,</text:span></text:p>
      <text:p text:style-name="P2"><text:s text:c="9"/><text:span text:style-name="T1">stdState, stdMajor, stdClass, stdGPA, stdZip)</text:span></text:p>
      <text:p text:style-name="P2"><text:s text:c="8"/><text:span text:style-name="T1">VALUES ('789-01-2345','ROBERTO','MORALES','SEATTLE','WA','FIN','JR',2.50,'98121-2212');</text:span></text:p>
      <text:p text:style-name="P3"/>
      <text:p text:style-name="P1">INSERT INTO student</text:p>
      <text:p text:style-name="P2"><text:s text:c="8"/><text:span text:style-name="T1">(stdNo, stdFirstName, stdLastName, stdCity,</text:span></text:p>
      <text:p text:style-name="P2"><text:s text:c="9"/><text:span text:style-name="T1">stdState, stdMajor, stdClass, stdGPA, stdZip)</text:span></text:p>
      <text:p text:style-name="P2"><text:s text:c="8"/><text:span text:style-name="T1">VALUES ('876-54-3210','CRISTOPHER','COLAN','SEATTLE','WA','IS','SR',4.00,'98114-1332');</text:span></text:p>
      <text:p text:style-name="P3"/>
      <text:p text:style-name="P1">INSERT INTO student</text:p>
      <text:p text:style-name="P2"><text:s text:c="8"/><text:span text:style-name="T1">(stdNo, stdFirstName, stdLastName, stdCity,</text:span></text:p>
      <text:p text:style-name="P2"><text:s text:c="9"/><text:span text:style-name="T1">stdState, stdMajor, stdClass, stdGPA, stdZip)</text:span></text:p>
      <text:p text:style-name="P2"><text:s text:c="8"/><text:span text:style-name="T1">VALUES ('890-12-3456','LUKE','BRAZZI','SEATTLE','WA','IS','SR',2.20,'98116-0021');</text:span></text:p>
      <text:p text:style-name="P3"/>
      <text:p text:style-name="P1"><text:soft-page-break/>INSERT INTO student</text:p>
      <text:p text:style-name="P2"><text:s text:c="8"/><text:span text:style-name="T1">(stdNo, stdFirstName, stdLastName, stdCity,</text:span></text:p>
      <text:p text:style-name="P2"><text:s text:c="9"/><text:span text:style-name="T1">stdState, stdMajor, stdClass, stdGPA, stdZip)</text:span></text:p>
      <text:p text:style-name="P2"><text:s text:c="8"/><text:span text:style-name="T1">VALUES ('901-23-4567','WILLIAM','PILGRIM','BOTHELL','WA','IS','SO',3.80,'98113-1885');</text:span></text:p>
      <text:p text:style-name="P3"/>
      <text:p text:style-name="P3"/>
      <text:p text:style-name="P3"/>
      <text:p text:style-name="P3"/>
      <text:p text:style-name="P6">INSERTING INTO COURSE TABLE:</text:p>
      <text:p text:style-name="P3"/>
      <text:p text:style-name="P3"/>
      <text:p text:style-name="P1">INSERT INTO course</text:p>
      <text:p text:style-name="P2"><text:s text:c="8"/><text:span text:style-name="T1">(CourseNo, crsDesc, CrsUnits)</text:span></text:p>
      <text:p text:style-name="P2"><text:s text:c="8"/><text:span text:style-name="T1">VALUES ( 'FIN300','FUNDAMENTALS OF FINANCE',4);</text:span></text:p>
      <text:p text:style-name="P3"/>
      <text:p text:style-name="P1">INSERT INTO course</text:p>
      <text:p text:style-name="P2"><text:s text:c="8"/><text:span text:style-name="T1">(CourseNo, crsDesc, CrsUnits)</text:span></text:p>
      <text:p text:style-name="P2"><text:s text:c="8"/><text:span text:style-name="T1">VALUES ( 'FIN450','PRINCIPLES OF INVESTMENTS',4);</text:span></text:p>
      <text:p text:style-name="P2"><text:s text:c="8"/></text:p>
      <text:p text:style-name="P1">INSERT INTO course</text:p>
      <text:p text:style-name="P2"><text:s text:c="8"/><text:span text:style-name="T1">(CourseNo, crsDesc, CrsUnits)</text:span></text:p>
      <text:p text:style-name="P2"><text:s text:c="8"/><text:span text:style-name="T1">VALUES ( 'FIN480','CORPORATE FINANCE',4);</text:span></text:p>
      <text:p text:style-name="P2"><text:s text:c="8"/></text:p>
      <text:p text:style-name="P1">INSERT INTO course</text:p>
      <text:p text:style-name="P2"><text:s text:c="8"/><text:span text:style-name="T1">(CourseNo, crsDesc, CrsUnits)</text:span></text:p>
      <text:p text:style-name="P2"><text:s text:c="8"/><text:span text:style-name="T1">VALUES ('IS320','FUNDAMENTALS OF BUSINESS PROGRAMMING',4 );</text:span></text:p>
      <text:p text:style-name="P3"/>
      <text:p text:style-name="P1">INSERT INTO course</text:p>
      <text:p text:style-name="P2"><text:s text:c="8"/><text:span text:style-name="T1">(CourseNo, crsDesc, CrsUnits)</text:span></text:p>
      <text:p text:style-name="P2"><text:s text:c="8"/><text:span text:style-name="T1">VALUES ( 'IS460','SYSTEMS ANALYSIS',4);</text:span></text:p>
      <text:p text:style-name="P2"><text:s text:c="8"/></text:p>
      <text:p text:style-name="P1">INSERT INTO course</text:p>
      <text:p text:style-name="P2"><text:s text:c="8"/><text:span text:style-name="T1">(CourseNo, crsDesc, CrsUnits)</text:span></text:p>
      <text:p text:style-name="P2"><text:s text:c="8"/><text:span text:style-name="T1">VALUES ( 'IS470','BUSINESS DATA COMMUNICATIONS',4);</text:span></text:p>
      <text:p text:style-name="P3"/>
      <text:p text:style-name="P1">INSERT INTO course</text:p>
      <text:p text:style-name="P2"><text:s text:c="8"/><text:span text:style-name="T1">(CourseNo, crsDesc, CrsUnits)</text:span></text:p>
      <text:p text:style-name="P2"><text:s text:c="8"/><text:span text:style-name="T1">VALUES ('IS480','FUNDAMENTALS OF DATABASE MANAGEMENT',4 );</text:span></text:p>
      <text:p text:style-name="P3"/>
      <text:p text:style-name="P3"/>
      <text:p text:style-name="P3"/>
      <text:p text:style-name="P4"><text:span text:style-name="T2">INSERTING INTO FACULTY TABLE:</text:span></text:p>
      <text:p text:style-name="P3"/>
      <text:p text:style-name="P3"/>
      <text:p text:style-name="P1">INSERT INTO faculty</text:p>
      <text:p text:style-name="P2"><text:s text:c="8"/><text:span text:style-name="T1">(FacNo, FacFirstName, FacLastName, FacCity, FacState,</text:span></text:p>
      <text:p text:style-name="P2"><text:s text:c="9"/><text:span text:style-name="T1">FacDept, FacRank, FacSalary, FacSupervisor, FacHireDate, FacZipCode)</text:span></text:p>
      <text:p text:style-name="P2"><text:s text:c="9"/><text:span text:style-name="T1">VALUES ('543-21-0987','VICTORIA','EMMANUEL','BOTHELL','WA','MS','PROF',120000.0,'','2005-04-15','98011-2242');</text:span></text:p>
      <text:p text:style-name="P3"/>
      <text:p text:style-name="P1">INSERT INTO faculty</text:p>
      <text:p text:style-name="P2"><text:s text:c="8"/><text:span text:style-name="T1">(FacNo, FacFirstName, FacLastName, FacCity, FacState,</text:span></text:p>
      <text:p text:style-name="P2"><text:s text:c="9"/><text:span text:style-name="T1">FacDept, FacRank, FacSalary, FacSupervisor, FacHireDate, FacZipCode)</text:span></text:p>
      <text:p text:style-name="P2"><text:s text:c="9"/><text:span text:style-name="T1">VALUES ('765-43-2109','NICKI','MACON','BELLEVUE','WA','FIN','PROF',65000.00,'','2006-04-11','98015-9945');</text:span></text:p>
      <text:p text:style-name="P3"/>
      <text:p text:style-name="P1">INSERT INTO faculty</text:p>
      <text:p text:style-name="P2"><text:s text:c="8"/><text:span text:style-name="T1">(FacNo, FacFirstName, FacLastName, FacCity, FacState,</text:span></text:p>
      <text:p text:style-name="P2"><text:s text:c="9"/><text:span text:style-name="T1">FacDept, FacRank, FacSalary, FacSupervisor, FacHireDate, FacZipCode)</text:span></text:p>
      <text:p text:style-name="P2"><text:soft-page-break/><text:s text:c="9"/><text:span text:style-name="T1">VALUES ('654-32-1098','LEONARD','FIBON','SEATTLE','WA','MS','ASSC',70000.00,'543-21-0987','2003-05-01','98121-0094');</text:span></text:p>
      <text:p text:style-name="P3"/>
      <text:p text:style-name="P1">INSERT INTO faculty</text:p>
      <text:p text:style-name="P2"><text:s text:c="8"/><text:span text:style-name="T1">(FacNo, FacFirstName, FacLastName, FacCity, FacState,</text:span></text:p>
      <text:p text:style-name="P2"><text:s text:c="9"/><text:span text:style-name="T1">FacDept, FacRank, FacSalary, FacSupervisor, FacHireDate, FacZipCode)</text:span></text:p>
      <text:p text:style-name="P2"><text:s text:c="9"/><text:span text:style-name="T1">VALUES ('098-76-5432','LEONARD','VINCE','SEATTLE','WA','MS','ASST',35000.00,'654-32-1098','2004-04-10','98111-9921');</text:span></text:p>
      <text:p text:style-name="P3"/>
      <text:p text:style-name="P1">INSERT INTO faculty</text:p>
      <text:p text:style-name="P2"><text:s text:c="8"/><text:span text:style-name="T1">(FacNo, FacFirstName, FacLastName, FacCity, FacState,</text:span></text:p>
      <text:p text:style-name="P2"><text:s text:c="9"/><text:span text:style-name="T1">FacDept, FacRank, FacSalary, FacSupervisor, FacHireDate, FacZipCode)</text:span></text:p>
      <text:p text:style-name="P2"><text:s text:c="9"/><text:span text:style-name="T1">VALUES ('876-54-3210','CRISTOPHER','COLAN','SEATTLE','WA','MS','ASST',40000.00,'654-32-1098','2008-03-01','98114-1332');</text:span></text:p>
      <text:p text:style-name="P3"/>
      <text:p text:style-name="P1">INSERT INTO faculty</text:p>
      <text:p text:style-name="P2"><text:s text:c="8"/><text:span text:style-name="T1">(FacNo, FacFirstName, FacLastName, FacCity, FacState,</text:span></text:p>
      <text:p text:style-name="P2"><text:s text:c="9"/><text:span text:style-name="T1">FacDept, FacRank, FacSalary, FacSupervisor, FacHireDate, FacZipCode)</text:span></text:p>
      <text:p text:style-name="P2"><text:s text:c="9"/><text:span text:style-name="T1">VALUES ('987-65-4321','JULIA','MILLS','SEATTLE','WA','FIN','ASSC',75000.00,'765-43-2109','2009-03-15','98114-9954');</text:span></text:p>
      <text:p text:style-name="P3"/>
      <text:p text:style-name="P3"/>
      <text:p text:style-name="P3"/>
      <text:p text:style-name="P3"/>
      <text:p text:style-name="P3"/>
      <text:p text:style-name="P6">INSERTING INTO OFFERING TABLE:</text:p>
      <text:p text:style-name="P6"/>
      <text:p text:style-name="P1">INSERT INTO offering</text:p>
      <text:p text:style-name="P2"><text:s text:c="8"/><text:span text:style-name="T1">(OfferNo, CourseNo, OffTerm, OffYear, OffLocation, OffTime, FacNo, OffDays)</text:span></text:p>
      <text:p text:style-name="P2"><text:s text:c="8"/><text:span text:style-name="T1">VALUES (1111,'IS320','SUMMER',2017,'BLM302','10:30:00',NULL,'MW');</text:span></text:p>
      <text:p text:style-name="P2"><text:s text:c="8"/></text:p>
      <text:p text:style-name="P1">INSERT INTO offering</text:p>
      <text:p text:style-name="P2"><text:s text:c="8"/><text:span text:style-name="T1">(OfferNo, CourseNo, OffTerm, OffYear, OffLocation, OffTime, FacNo, OffDays)</text:span></text:p>
      <text:p text:style-name="P2"><text:s text:c="8"/><text:span text:style-name="T1">VALUES (1234,'IS320','FALL',2016,'BLM302','10:30:00','098-76-5432','MW');</text:span></text:p>
      <text:p text:style-name="P2"><text:s text:c="8"/></text:p>
      <text:p text:style-name="P1">INSERT INTO offering</text:p>
      <text:p text:style-name="P2"><text:s text:c="8"/><text:span text:style-name="T1">(OfferNo, CourseNo, OffTerm, OffYear, OffLocation, OffTime, FacNo, OffDays)</text:span></text:p>
      <text:p text:style-name="P2"><text:s text:c="8"/><text:span text:style-name="T1">VALUES (2222,'IS460','SUMMER',2016,'BLM412','13:30:00',NULL,'TTH');</text:span></text:p>
      <text:p text:style-name="P2"><text:s text:c="8"/></text:p>
      <text:p text:style-name="P1">INSERT INTO offering</text:p>
      <text:p text:style-name="P2"><text:s text:c="8"/><text:span text:style-name="T1">(OfferNo, CourseNo, OffTerm, OffYear, OffLocation, OffTime, FacNo, OffDays)</text:span></text:p>
      <text:p text:style-name="P2"><text:s text:c="8"/><text:span text:style-name="T1">VALUES (3333,'IS320','SPRING',2017,'BLM214','08:30:00','098-76-5432','MW');</text:span></text:p>
      <text:p text:style-name="P2"><text:s text:c="8"/></text:p>
      <text:p text:style-name="P1">INSERT INTO offering</text:p>
      <text:p text:style-name="P2"><text:s text:c="8"/><text:span text:style-name="T1">(OfferNo, CourseNo, OffTerm, OffYear, OffLocation, OffTime, FacNo, OffDays)</text:span></text:p>
      <text:p text:style-name="P2"><text:s text:c="8"/><text:span text:style-name="T1">VALUES (4321,'IS320','FALL',2016,'BLM214','15:30:00','098-76-5432','TTH');</text:span></text:p>
      <text:p text:style-name="P2"><text:s text:c="8"/></text:p>
      <text:p text:style-name="P1">INSERT INTO offering</text:p>
      <text:p text:style-name="P2"><text:s text:c="8"/><text:span text:style-name="T1">(OfferNo, CourseNo, OffTerm, OffYear, OffLocation, OffTime, FacNo, OffDays)</text:span></text:p>
      <text:p text:style-name="P2"><text:soft-page-break/><text:s text:c="8"/><text:span text:style-name="T1">VALUES (4444,'IS320','WINTER',2017,'BLM302','15:30:00','543-21-0987','TTH');</text:span></text:p>
      <text:p text:style-name="P2"><text:s text:c="8"/></text:p>
      <text:p text:style-name="P1">INSERT INTO offering</text:p>
      <text:p text:style-name="P2"><text:s text:c="8"/><text:span text:style-name="T1">(OfferNo, CourseNo, OffTerm, OffYear, OffLocation, OffTime, FacNo, OffDays)</text:span></text:p>
      <text:p text:style-name="P2"><text:s text:c="8"/><text:span text:style-name="T1">VALUES (5555,'FIN300','WINTER',2016,'BLM207','08:30:00','765-43-2109','MW');</text:span></text:p>
      <text:p text:style-name="P2"><text:s text:c="8"/></text:p>
      <text:p text:style-name="P1">INSERT INTO offering</text:p>
      <text:p text:style-name="P2"><text:s text:c="8"/><text:span text:style-name="T1">(OfferNo, CourseNo, OffTerm, OffYear, OffLocation, OffTime, FacNo, OffDays)</text:span></text:p>
      <text:p text:style-name="P2"><text:s text:c="8"/><text:span text:style-name="T1">VALUES (5678,'IS480','WINTER',2017,'BLM302','10:30:00','987-65-4321','MW');</text:span></text:p>
      <text:p text:style-name="P2"><text:s text:c="8"/></text:p>
      <text:p text:style-name="P1">INSERT INTO offering</text:p>
      <text:p text:style-name="P2"><text:s text:c="8"/><text:span text:style-name="T1">(OfferNo, CourseNo, OffTerm, OffYear, OffLocation, OffTime, FacNo, OffDays)</text:span></text:p>
      <text:p text:style-name="P2"><text:s text:c="8"/><text:span text:style-name="T1">VALUES (5679,'IS480','SPRING',2017,'BLM412','15:30:00','876-54-3210','TTH');</text:span></text:p>
      <text:p text:style-name="P2"><text:s text:c="8"/></text:p>
      <text:p text:style-name="P1">INSERT INTO offering</text:p>
      <text:p text:style-name="P2"><text:s text:c="8"/><text:span text:style-name="T1">(OfferNo, CourseNo, OffTerm, OffYear, OffLocation, OffTime, FacNo, OffDays)</text:span></text:p>
      <text:p text:style-name="P2"><text:s text:c="8"/><text:span text:style-name="T1">VALUES (6666,'FIN450','WINTER',2017,'BLM212','10:30:00','987-65-4321','TTH');</text:span></text:p>
      <text:p text:style-name="P2"><text:s text:c="8"/></text:p>
      <text:p text:style-name="P1">INSERT INTO offering</text:p>
      <text:p text:style-name="P2"><text:s text:c="8"/><text:span text:style-name="T1">(OfferNo, CourseNo, OffTerm, OffYear, OffLocation, OffTime, FacNo, OffDays)</text:span></text:p>
      <text:p text:style-name="P2"><text:s text:c="8"/><text:span text:style-name="T1">VALUES (7777,'FIN480','SPRING',2017,'BLM305','13:30:00','765-43-2109','MW');</text:span></text:p>
      <text:p text:style-name="P2"><text:s text:c="8"/></text:p>
      <text:p text:style-name="P1">INSERT INTO offering</text:p>
      <text:p text:style-name="P2"><text:s text:c="8"/><text:span text:style-name="T1">(OfferNo, CourseNo, OffTerm, OffYear, OffLocation, OffTime, FacNo, OffDays)</text:span></text:p>
      <text:p text:style-name="P2"><text:s text:c="8"/><text:span text:style-name="T1">VALUES (8888,'IS320','SUMMER',2017,'BLM405','13:30:00','654-32-1098','MW');</text:span></text:p>
      <text:p text:style-name="P2"><text:s text:c="8"/></text:p>
      <text:p text:style-name="P1">INSERT INTO offering</text:p>
      <text:p text:style-name="P2"><text:s text:c="8"/><text:span text:style-name="T1">(OfferNo, CourseNo, OffTerm, OffYear, OffLocation, OffTime, FacNo, OffDays)</text:span></text:p>
      <text:p text:style-name="P2"><text:s text:c="8"/><text:span text:style-name="T1">VALUES (9876,'IS460','SPRING',2017,'BLM307','13:30:00','654-32-1098','TTH');</text:span></text:p>
      <text:p text:style-name="P3"/>
      <text:p text:style-name="P3"/>
      <text:p text:style-name="P3"/>
      <text:p text:style-name="P3"/>
      <text:p text:style-name="P6">INSERTING INTO ENROLLMENT TABLE:</text:p>
      <text:p text:style-name="P3"/>
      <text:p text:style-name="P1">INSERT INTO enrollment</text:p>
      <text:p text:style-name="P2"><text:s text:c="8"/><text:span text:style-name="T1">(OfferNO, StdNo, EnrGrade)</text:span></text:p>
      <text:p text:style-name="P2"><text:s text:c="8"/><text:span text:style-name="T1">VALUES(1234,'123-45-6789',3.30);</text:span></text:p>
      <text:p text:style-name="P3"/>
      <text:p text:style-name="P3"/>
      <text:p text:style-name="P1">INSERT INTO enrollment</text:p>
      <text:p text:style-name="P2"><text:s text:c="8"/><text:span text:style-name="T1">(OfferNO, StdNo, EnrGrade)</text:span></text:p>
      <text:p text:style-name="P2"><text:s text:c="8"/><text:span text:style-name="T1">VALUES(1234,'234-56-7890',3.50);</text:span></text:p>
      <text:p text:style-name="P3"/>
      <text:p text:style-name="P1">INSERT INTO enrollment</text:p>
      <text:p text:style-name="P2"><text:s text:c="8"/><text:span text:style-name="T1">(OfferNO, StdNo, EnrGrade)</text:span></text:p>
      <text:p text:style-name="P2"><text:s text:c="8"/><text:span text:style-name="T1">VALUES(1234,'345-67-8901',3.20);</text:span></text:p>
      <text:p text:style-name="P3"/>
      <text:p text:style-name="P1"><text:soft-page-break/>INSERT INTO enrollment</text:p>
      <text:p text:style-name="P2"><text:s text:c="8"/><text:span text:style-name="T1">(OfferNO, StdNo, EnrGrade)</text:span></text:p>
      <text:p text:style-name="P2"><text:s text:c="8"/><text:span text:style-name="T1">VALUES(1234,'456-78-9012',3.10);</text:span></text:p>
      <text:p text:style-name="P3"/>
      <text:p text:style-name="P1">INSERT INTO enrollment</text:p>
      <text:p text:style-name="P2"><text:s text:c="8"/><text:span text:style-name="T1">(OfferNO, StdNo, EnrGrade)</text:span></text:p>
      <text:p text:style-name="P2"><text:s text:c="8"/><text:span text:style-name="T1">VALUES(1234,'567-89-0123',3.80);</text:span></text:p>
      <text:p text:style-name="P3"/>
      <text:p text:style-name="P1">INSERT INTO enrollment</text:p>
      <text:p text:style-name="P2"><text:s text:c="8"/><text:span text:style-name="T1">(OfferNO, StdNo, EnrGrade)</text:span></text:p>
      <text:p text:style-name="P2"><text:s text:c="8"/><text:span text:style-name="T1">VALUES(1234,'678-90-1234',3.40);</text:span></text:p>
      <text:p text:style-name="P3"/>
      <text:p text:style-name="P1">INSERT INTO enrollment</text:p>
      <text:p text:style-name="P2"><text:s text:c="8"/><text:span text:style-name="T1">(OfferNO, StdNo, EnrGrade)</text:span></text:p>
      <text:p text:style-name="P2"><text:s text:c="8"/><text:span text:style-name="T1">VALUES(4321,'123-45-6789',3.50);</text:span></text:p>
      <text:p text:style-name="P3"/>
      <text:p text:style-name="P1">INSERT INTO enrollment</text:p>
      <text:p text:style-name="P2"><text:s text:c="8"/><text:span text:style-name="T1">(OfferNO, StdNo, EnrGrade)</text:span></text:p>
      <text:p text:style-name="P2"><text:s text:c="8"/><text:span text:style-name="T1">VALUES(4321,'124-56-7890',3.20);</text:span></text:p>
      <text:p text:style-name="P3"/>
      <text:p text:style-name="P1">INSERT INTO enrollment</text:p>
      <text:p text:style-name="P2"><text:s text:c="8"/><text:span text:style-name="T1">(OfferNO, StdNo, EnrGrade)</text:span></text:p>
      <text:p text:style-name="P2"><text:s text:c="8"/><text:span text:style-name="T1">VALUES(4321,'789-01-2345',3.50);</text:span></text:p>
      <text:p text:style-name="P3"/>
      <text:p text:style-name="P1">INSERT INTO enrollment</text:p>
      <text:p text:style-name="P2"><text:s text:c="8"/><text:span text:style-name="T1">(OfferNO, StdNo, EnrGrade)</text:span></text:p>
      <text:p text:style-name="P2"><text:s text:c="8"/><text:span text:style-name="T1">VALUES(4321,'876-54-3210',3.10);</text:span></text:p>
      <text:p text:style-name="P3"/>
      <text:p text:style-name="P1">INSERT INTO enrollment</text:p>
      <text:p text:style-name="P2"><text:s text:c="8"/><text:span text:style-name="T1">(OfferNO, StdNo, EnrGrade)</text:span></text:p>
      <text:p text:style-name="P2"><text:s text:c="8"/><text:span text:style-name="T1">VALUES(4321,'890-12-3456',3.40);</text:span></text:p>
      <text:p text:style-name="P3"/>
      <text:p text:style-name="P1">INSERT INTO enrollment</text:p>
      <text:p text:style-name="P2"><text:s text:c="8"/><text:span text:style-name="T1">(OfferNO, StdNo, EnrGrade)</text:span></text:p>
      <text:p text:style-name="P2"><text:s text:c="8"/><text:span text:style-name="T1">VALUES(4321,'901-23-4567',3.10);</text:span></text:p>
      <text:p text:style-name="P3"/>
      <text:p text:style-name="P1">INSERT INTO enrollment</text:p>
      <text:p text:style-name="P2"><text:s text:c="8"/><text:span text:style-name="T1">(OfferNO, StdNo, EnrGrade)</text:span></text:p>
      <text:p text:style-name="P2"><text:s text:c="8"/><text:span text:style-name="T1">VALUES(5555,'123-45-6789',3.20);</text:span></text:p>
      <text:p text:style-name="P3"/>
      <text:p text:style-name="P1">INSERT INTO enrollment</text:p>
      <text:p text:style-name="P2"><text:s text:c="8"/><text:span text:style-name="T1">(OfferNO, StdNo, EnrGrade)</text:span></text:p>
      <text:p text:style-name="P2"><text:s text:c="8"/><text:span text:style-name="T1">VALUES(5555,'124-56-7890',2.70);</text:span></text:p>
      <text:p text:style-name="P3"/>
      <text:p text:style-name="P1">INSERT INTO enrollment</text:p>
      <text:p text:style-name="P2"><text:s text:c="8"/><text:span text:style-name="T1">(OfferNO, StdNo, EnrGrade)</text:span></text:p>
      <text:p text:style-name="P2"><text:s text:c="8"/><text:span text:style-name="T1">VALUES(5678,'123-45-6789',3.20);</text:span></text:p>
      <text:p text:style-name="P3"/>
      <text:p text:style-name="P1">INSERT INTO enrollment</text:p>
      <text:p text:style-name="P2"><text:s text:c="8"/><text:span text:style-name="T1">(OfferNO, StdNo, EnrGrade)</text:span></text:p>
      <text:p text:style-name="P2"><text:s text:c="8"/><text:span text:style-name="T1">VALUES(5678,'234-56-7890',2.80);</text:span></text:p>
      <text:p text:style-name="P3"/>
      <text:p text:style-name="P1">INSERT INTO enrollment</text:p>
      <text:p text:style-name="P2"><text:s text:c="8"/><text:span text:style-name="T1">(OfferNO, StdNo, EnrGrade)</text:span></text:p>
      <text:p text:style-name="P2"><text:s text:c="8"/><text:span text:style-name="T1">VALUES(5678,'345-67-8901',3.30);</text:span></text:p>
      <text:p text:style-name="P3"/>
      <text:p text:style-name="P1">INSERT INTO enrollment</text:p>
      <text:p text:style-name="P2"><text:s text:c="8"/><text:span text:style-name="T1">(OfferNO, StdNo, EnrGrade)</text:span></text:p>
      <text:p text:style-name="P2"><text:s text:c="8"/><text:span text:style-name="T1">VALUES(5678,'456-78-9012',3.40);</text:span></text:p>
      <text:p text:style-name="P3"/>
      <text:p text:style-name="P1">INSERT INTO enrollment</text:p>
      <text:p text:style-name="P2"><text:s text:c="8"/><text:span text:style-name="T1">(OfferNO, StdNo, EnrGrade)</text:span></text:p>
      <text:p text:style-name="P2"><text:s text:c="8"/><text:span text:style-name="T1">VALUES(5678,'567-89-0123',2.60);</text:span></text:p>
      <text:p text:style-name="P3"/>
      <text:p text:style-name="P1"><text:soft-page-break/>INSERT INTO enrollment</text:p>
      <text:p text:style-name="P2"><text:s text:c="8"/><text:span text:style-name="T1">(OfferNO, StdNo, EnrGrade)</text:span></text:p>
      <text:p text:style-name="P2"><text:s text:c="8"/><text:span text:style-name="T1">VALUES(5679,'123-45-6789',2.00);</text:span></text:p>
      <text:p text:style-name="P3"/>
      <text:p text:style-name="P1">INSERT INTO enrollment</text:p>
      <text:p text:style-name="P2"><text:s text:c="8"/><text:span text:style-name="T1">(OfferNO, StdNo, EnrGrade)</text:span></text:p>
      <text:p text:style-name="P2"><text:s text:c="8"/><text:span text:style-name="T1">VALUES(5679,'124-56-7890',3.70);</text:span></text:p>
      <text:p text:style-name="P3"/>
      <text:p text:style-name="P1">INSERT INTO enrollment</text:p>
      <text:p text:style-name="P2"><text:s text:c="8"/><text:span text:style-name="T1">(OfferNO, StdNo, EnrGrade)</text:span></text:p>
      <text:p text:style-name="P2"><text:s text:c="8"/><text:span text:style-name="T1">VALUES(5679,'678-90-1234',3.30);</text:span></text:p>
      <text:p text:style-name="P3"/>
      <text:p text:style-name="P1">INSERT INTO enrollment</text:p>
      <text:p text:style-name="P2"><text:s text:c="8"/><text:span text:style-name="T1">(OfferNO, StdNo, EnrGrade)</text:span></text:p>
      <text:p text:style-name="P2"><text:s text:c="8"/><text:span text:style-name="T1">VALUES(5679,'789-01-2345',3.80);</text:span></text:p>
      <text:p text:style-name="P3"/>
      <text:p text:style-name="P1">INSERT INTO enrollment</text:p>
      <text:p text:style-name="P2"><text:s text:c="8"/><text:span text:style-name="T1">(OfferNO, StdNo, EnrGrade)</text:span></text:p>
      <text:p text:style-name="P2"><text:s text:c="8"/><text:span text:style-name="T1">VALUES(5679,'890-12-3456',2.9);</text:span></text:p>
      <text:p text:style-name="P3"/>
      <text:p text:style-name="P1">INSERT INTO enrollment</text:p>
      <text:p text:style-name="P2"><text:s text:c="8"/><text:span text:style-name="T1">(OfferNO, StdNo, EnrGrade)</text:span></text:p>
      <text:p text:style-name="P2"><text:s text:c="8"/><text:span text:style-name="T1">VALUES(5679,'901-23-4567',3.1);</text:span></text:p>
      <text:p text:style-name="P3"/>
      <text:p text:style-name="P1">INSERT INTO enrollment</text:p>
      <text:p text:style-name="P2"><text:s text:c="8"/><text:span text:style-name="T1">(OfferNO, StdNo, EnrGrade)</text:span></text:p>
      <text:p text:style-name="P2"><text:s text:c="8"/><text:span text:style-name="T1">VALUES(6666,'234-56-7890',3.1);</text:span></text:p>
      <text:p text:style-name="P3"/>
      <text:p text:style-name="P1">INSERT INTO enrollment</text:p>
      <text:p text:style-name="P2"><text:s text:c="8"/><text:span text:style-name="T1">(OfferNO, StdNo, EnrGrade)</text:span></text:p>
      <text:p text:style-name="P2"><text:s text:c="8"/><text:span text:style-name="T1">VALUES(6666,'567-89-0123',3.6);</text:span></text:p>
      <text:p text:style-name="P3"/>
      <text:p text:style-name="P1">INSERT INTO enrollment</text:p>
      <text:p text:style-name="P2"><text:s text:c="8"/><text:span text:style-name="T1">(OfferNO, StdNo, EnrGrade)</text:span></text:p>
      <text:p text:style-name="P2"><text:s text:c="8"/><text:span text:style-name="T1">VALUES(7777,'876-54-3210',3.4);</text:span></text:p>
      <text:p text:style-name="P3"/>
      <text:p text:style-name="P1">INSERT INTO enrollment</text:p>
      <text:p text:style-name="P2"><text:s text:c="8"/><text:span text:style-name="T1">(OfferNO, StdNo, EnrGrade)</text:span></text:p>
      <text:p text:style-name="P2"><text:s text:c="8"/><text:span text:style-name="T1">VALUES(7777,'890-12-3456',3.7);</text:span></text:p>
      <text:p text:style-name="P3"/>
      <text:p text:style-name="P1">INSERT INTO enrollment</text:p>
      <text:p text:style-name="P2"><text:s text:c="8"/><text:span text:style-name="T1">(OfferNO, StdNo, EnrGrade)</text:span></text:p>
      <text:p text:style-name="P2"><text:s text:c="8"/><text:span text:style-name="T1">VALUES(7777,'901-23-4567',3.4);</text:span></text:p>
      <text:p text:style-name="P3"/>
      <text:p text:style-name="P1">INSERT INTO enrollment</text:p>
      <text:p text:style-name="P2"><text:s text:c="8"/><text:span text:style-name="T1">(OfferNO, StdNo, EnrGrade)</text:span></text:p>
      <text:p text:style-name="P2"><text:s text:c="8"/><text:span text:style-name="T1">VALUES(9876,'124-56-7890',3.5);</text:span></text:p>
      <text:p text:style-name="P3"/>
      <text:p text:style-name="P1">INSERT INTO enrollment</text:p>
      <text:p text:style-name="P2"><text:s text:c="8"/><text:span text:style-name="T1">(OfferNO, StdNo, EnrGrade)</text:span></text:p>
      <text:p text:style-name="P2"><text:s text:c="8"/><text:span text:style-name="T1">VALUES(9876,'234-56-7890',3.2);</text:span></text:p>
      <text:p text:style-name="P3"/>
      <text:p text:style-name="P1">INSERT INTO enrollment</text:p>
      <text:p text:style-name="P2"><text:s text:c="8"/><text:span text:style-name="T1">(OfferNO, StdNo, EnrGrade)</text:span></text:p>
      <text:p text:style-name="P2"><text:s text:c="8"/><text:span text:style-name="T1">VALUES(9876,'345-67-8901',3.2);</text:span></text:p>
      <text:p text:style-name="P3"/>
      <text:p text:style-name="P1">INSERT INTO enrollment</text:p>
      <text:p text:style-name="P2"><text:s text:c="8"/><text:span text:style-name="T1">(OfferNO, StdNo, EnrGrade)</text:span></text:p>
      <text:p text:style-name="P2"><text:s text:c="8"/><text:span text:style-name="T1">VALUES(9876,'456-78-9012',3.4);</text:span></text:p>
      <text:p text:style-name="P3"/>
      <text:p text:style-name="P1">INSERT INTO enrollment</text:p>
      <text:p text:style-name="P2"><text:s text:c="8"/><text:span text:style-name="T1">(OfferNO, StdNo, EnrGrade)</text:span></text:p>
      <text:p text:style-name="P2"><text:s text:c="8"/><text:span text:style-name="T1">VALUES(9876,'567-89-0123',2.6);</text:span></text:p>
      <text:p text:style-name="P3"/>
      <text:p text:style-name="P1"><text:soft-page-break/>INSERT INTO enrollment</text:p>
      <text:p text:style-name="P2"><text:s text:c="8"/><text:span text:style-name="T1">(OfferNO, StdNo, EnrGrade)</text:span></text:p>
      <text:p text:style-name="P2"><text:s text:c="8"/><text:span text:style-name="T1">VALUES(9876,'678-90-1234',3.3);</text:span></text:p>
      <text:p text:style-name="P3"/>
      <text:p text:style-name="P1">INSERT INTO enrollment</text:p>
      <text:p text:style-name="P2"><text:s text:c="8"/><text:span text:style-name="T1">(OfferNO, StdNo, EnrGrade)</text:span></text:p>
      <text:p text:style-name="P7"><text:s text:c="8"/><text:span text:style-name="T1">VALUES(9876,'901-23-4567',4);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10:41:41.570795907</meta:creation-date>
    <dc:date>2020-02-20T10:44:10.362567678</dc:date>
    <meta:editing-duration>PT2M29S</meta:editing-duration>
    <meta:editing-cycles>1</meta:editing-cycles>
    <meta:document-statistic meta:table-count="0" meta:image-count="0" meta:object-count="0" meta:page-count="7" meta:paragraph-count="260" meta:word-count="775" meta:character-count="11054" meta:non-whitespace-character-count="9059"/>
    <meta:generator>LibreOffice/6.1.6.3$Linux_X86_64 LibreOffice_project/10$Build-3</meta:generator>
  </office:meta>
</office:document-meta>
</file>